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_20_2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T1" style:family="text">
      <style:text-properties fo:font-family="'Helvetica LT'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'Helvetica LT'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g>
          <draw:path draw:style-name="style1" draw:layer="layout" svg:width="14.893cm" svg:height="6.334cm" svg:x="5.715cm" svg:y="9.823cm" svg:viewBox="0 0 14894 6335" svg:d="m469 5232c-195-537-84-795 143-878s478 44 674 581c195 537 84 796-143 878s-478-44-674-581zm-369 134c256 702 738 868 1143 721s666-585 412-1286c-256-702-738-868-1143-721s-667 585-412 1286zm2118-476c-98-271-109-518 96-592 201-73 314 76 436 408 105 288 106 500-87 569-191 70-343-105-445-385zm134 1445 347-126-296-811 6-1c91 93 248 168 455 94 310-113 398-455 227-925-145-400-418-687-775-556-224 81-282 242-294 385l-8 3c-35-98-71-180-93-220l-323 118c27 50 62 138 100 242zm1779-252c-70-190-64-410 117-476 157-57 287 41 381 295zm427 411c-46 71-124 172-336 249-269 98-420-14-510-261l833-303-24-67c-214-587-546-672-856-559-366 133-471 548-315 979 142 388 464 647 928 479 207-76 335-192 397-249zm-239-1196c-32-88-66-172-97-232l324-119c28 72 64 144 91 217l9-3-3 1c18-105 59-297 294-383 327-118 513 89 619 380l338 928-347 126-314-864c-81-221-170-293-312-240-182 65-191 242-124 427l306 838-347 127zm1269-1567c-195-537-84-795 143-878 226-82 478 44 673 581s84 796-142 878-478-44-674-581zm-369 134c255 702 737 868 1142 721s667-584 412-1286-737-868-1142-721c-406 148-667 585-412 1286zm1707-858-240 87-93-254 240-87-106-294c-76-206-47-432 269-547 92-34 189-47 261-57l77 256c-46 5-94 10-145 28-100 37-139 130-100 238l91 249 263-95 92 254-263 95 432 1186-346 126zm471-1514-241 87-92-254 240-87-107-294c-75-206-46-432 269-547 92-33 189-47 261-56l78 256c-46 4-95 9-145 27-101 37-140 130-100 239l91 249 262-96 93 254-263 96 431 1185-346 126zm301-1739 346-126 524 1439-347 126zm1491-583c-70 60-180 132-320 183-475 173-797-87-946-495-149-411-58-820 426-997 108-39 249-53 323-51l79 281c-72-8-173-16-268 19-263 95-313 313-201 620 98 269 302 429 567 332 84-30 184-111 221-159zm165-665c-69-190-63-411 118-476 157-57 287 41 380 295zm428 410c-47 72-124 172-336 250-268 97-420-16-510-261l833-303-25-67c-213-587-545-672-855-559-366 133-471 548-315 978 141 389 464 648 927 479 208-75 336-191 398-249zm401-206c40 108 27 147-85 188-115 42-150 20-189-88-38-106-27-149 87-191s147-19 187 91zm-3297-794c56 153 37 208-122 267-162 58-212 28-267-125-55-151-39-212 123-271 163-60 209-28 266 129zm3334 296c-101-276-73-448 100-511s305 50 406 327c100 277 72 448-101 511s-304-50-405-327zm-190 69c126 346 357 511 648 405 292-106 363-381 237-727s-357-511-649-405c-291 106-362 382-236 727zm895-681c-29-79-65-157-96-234l175-63 69 170 5-2c10-155 83-242 245-302l65 180c-23 3-48 10-71 19-141 50-196 208-109 448l213 583-182 66zm458-790c-100-277-77-448 90-508 166-60 294 55 394 331 101 277 77 447-89 507-166 61-294-55-395-330zm539-593c-25-67-44-138-65-204l-175 64 52 162-4 1c-100-83-224-116-334-76-246 90-332 331-194 711s360 510 586 428c122-44 196-140 222-291l5-2 62 173c70 190 31 353-191 434-100 36-241 39-338 15l59 187c92 4 253-16 346-50 242-88 425-299 314-604zm-13795 2088c857-632 1591-817 2261-578 338-724 1351-1243 1707-1297-1136-103-1840 503-1944 808-642-96-1861 481-2024 1067zm2042-2067c656-335 1270-478 1759-320 342-412 1162-704 1434-734-1000-1-1386 268-1567 436-644-10-1234 123-1626 618z">
            <text:p/>
          </draw:path>
          <draw:path draw:style-name="style1" draw:layer="layout" svg:width="8.778cm" svg:height="3.498cm" svg:x="12.094cm" svg:y="11.854cm" svg:viewBox="0 0 8779 3499" svg:d="m412 3005c-15-23-30-40-49-52-17-11-36-18-54-21s-36-3-53 0c-18 4-33 7-47 12-26 10-49 24-68 41s-33 40-44 64c-10 26-14 54-14 86s8 67 21 104c12 34 27 64 44 91s37 48 59 64 48 25 77 29c29 3 61-2 96-14 13-5 26-12 41-22 14-10 28-24 39-40 12-17 20-38 26-63 6-26 6-56 0-92l75-27c8 38 11 71 7 101s-11 56-20 78-23 42-37 58c-15 16-30 30-45 41-14 11-29 19-42 26-13 5-24 9-30 12-33 12-67 18-101 18-35 0-69-8-102-23s-64-40-92-73c-29-33-53-77-74-132-15-44-24-87-25-128-1-40 5-78 18-113s34-65 62-91c28-27 63-48 104-63 37-13 71-20 103-19 32 0 61 5 86 15 26 11 48 25 68 43 19 19 35 40 46 62zm208 141c5 14 13 29 23 46s21 33 36 46 33 23 52 29c21 5 43 3 68-6s43-22 55-39c12-18 19-36 22-56s2-38-1-58c-4-19-8-36-13-50s-13-29-22-46c-10-18-22-33-37-46s-32-23-52-28c-20-6-43-5-68 5-25 9-43 22-55 39-12 18-19 36-21 56-3 19-3 39 0 58 4 20 8 36 13 50zm-72 27c-10-28-16-55-18-85-2-29 2-56 10-83 9-26 22-50 42-72 20-21 46-38 79-50 34-13 65-17 94-13 28 4 54 13 78 28 23 15 44 35 61 58s31 49 41 76 15 55 17 84-1 57-10 83c-8 27-22 51-42 72-19 22-46 39-79 51s-64 16-93 12-55-13-78-28c-24-16-44-35-62-58-17-23-30-49-40-75zm881-86-70 26-93-256c-13-36-29-61-48-75-20-14-47-14-81-2-10 4-20 10-32 18s-21 20-28 35c-8 14-12 31-13 53-1 20 4 45 14 73l82 226-69 26-152-416 66-25 21 60 2-1c2-6 5-15 8-26 4-11 10-22 18-33s18-22 29-32c12-11 27-19 45-25 16-6 33-10 52-12 19-3 37-1 55 4 19 6 35 16 51 32 16 15 30 38 40 67zm164-144 130 358-70 26-131-358-57 20-21-58 57-21-25-71c-12-32-11-59 3-80 13-22 37-39 72-51 5-2 10-4 15-5s11-3 17-5l23 63c-5 1-10 3-15 4s-10 3-14 5c-16 6-25 13-29 23s-2 23 5 40l19 52 70-26 21 59zm393-11c-7-15-16-30-26-43-9-14-21-25-33-33-14-8-29-13-46-15s-36 2-57 10c-15 5-29 14-41 26s-20 26-27 41c-6 15-9 31-9 48-1 18 1 34 7 50zm339 3c1 4 1 12 2 22 1 11 0 23-2 35s-5 27-10 41c-6 15-13 29-23 42-4 5-8 11-13 16s-10 11-18 17c-9 6-18 12-30 18-11 7-25 13-41 19-29 10-58 15-84 13-27-2-52-10-74-22s-44-31-61-53c-18-22-33-48-43-79-12-32-19-64-21-95-3-31 0-60 9-87s23-50 44-72c21-21 48-38 83-50 30-11 58-15 85-12 26 4 51 13 74 29 22 16 43 38 61 64 18 28 34 60 47 96l-304 111c16 44 38 74 67 90 29 17 64 17 104 3 17-6 30-15 41-24 11-11 20-22 26-34s10-23 12-34c1-11 1-21-2-29zm288 44-71 25-151-416 66-24 25 69 2-1c4-29 14-55 27-77 13-21 34-37 60-46 4-2 8-3 11-4s5 0 8 0l27 72-27 9c-16 6-30 14-41 25-10 11-19 23-24 37-6 13-8 28-8 43-1 15 2 31 7 46zm472-171c-7-16-16-30-25-44-10-13-21-25-35-32-13-9-28-14-45-15s-36 1-57 9c-15 6-29 15-41 27s-20 25-27 40c-6 16-9 32-9 49-1 17 1 34 7 50zm339 2c1 5 2 13 2 23 1 10 0 22-2 35s-5 27-10 41c-5 15-13 29-23 42-4 5-8 10-13 16-4 5-10 11-18 17s-18 12-29 18c-12 6-26 13-42 18-29 11-58 16-84 14s-52-10-75-22c-22-14-43-31-60-53s-33-49-43-79c-12-33-19-64-21-95s0-60 9-87 23-51 44-72 48-38 83-50c30-12 58-15 85-12 26 3 51 13 74 29s43 37 61 65c18 26 34 59 47 95l-304 111c16 43 39 73 67 90 29 16 64 18 104 3 17-7 30-14 41-25 11-10 19-21 26-33s10-23 12-35 1-20-2-29zm547-50-70 25-93-256c-14-36-30-61-49-75-20-13-46-14-81-2-9 4-20 10-31 18s-21 20-29 34c-7 15-12 33-12 53-2 21 3 45 13 73l83 228-70 25-152-416 66-24 22 58h1c2-7 5-15 9-26s9-22 17-33 18-22 30-32c11-10 27-19 44-26 16-5 33-10 52-12s37 0 55 5c19 5 36 16 51 31 17 16 30 38 41 69zm366-126c-14-27-32-45-54-55-21-10-47-9-77 1-22 9-38 20-49 34-12 15-19 31-22 50-4 19-4 38-1 58 3 19 8 38 15 57 6 18 14 36 24 54s22 33 36 45c13 13 30 22 48 26 19 5 40 2 63-6 24-9 43-25 55-49s15-52 9-86l68-25c5 17 7 36 7 57s-4 42-11 63-20 40-37 58-40 32-71 43c-29 11-57 15-84 13s-51-9-74-22-43-30-60-53-33-48-44-79c-12-32-19-64-21-95-2-30 1-59 9-86 9-28 24-52 45-72 20-21 49-38 82-51 28-10 53-13 75-11 22 1 43 8 60 17 18 11 33 24 46 39 12 17 23 33 31 50zm369-94c-7-16-15-31-25-44s-21-25-34-32c-14-9-28-14-45-15-17-2-36 1-57 9-16 6-30 15-41 27s-21 25-27 40c-6 16-9 32-10 49s2 34 8 50zm338 2c2 5 2 13 2 23 1 10 1 22-2 35-1 13-5 27-9 41-5 15-13 29-23 41-4 5-8 11-13 17s-11 11-19 16c-8 7-17 12-29 19-12 6-25 13-42 18-29 11-57 15-84 14-27-3-52-10-74-23-23-13-43-30-61-52-17-23-32-49-43-79-12-33-19-64-21-95s1-60 9-87 23-51 45-72c20-21 48-38 82-50 30-12 59-15 86-12 26 3 50 13 73 29s43 37 61 65c19 26 34 58 48 95l-304 111c16 43 38 73 67 90 28 16 63 17 104 3 16-7 30-14 41-25 10-11 20-21 25-33 7-12 11-23 12-35s2-20 0-29zm280-360c-12-31-17-57-19-82-1-24 1-45 7-64s14-36 24-50 22-26 35-36 25-17 39-24c12-7 24-12 34-15 24-9 49-14 73-14s47 5 68 13c20 9 39 22 56 39 16 18 30 39 39 66 9 24 13 48 12 69s-6 41-13 60c-9 20-20 38-34 57-14 17-30 36-47 55l-46 53c-15 17-27 34-36 48-8 15-14 28-17 41-4 12-5 22-6 31 0 10 0 17 1 22l304-110 24 65-382 140c-10-30-15-57-17-82s1-49 6-71 13-42 24-62c10-19 23-37 37-55l59-70c12-14 22-27 32-40 9-12 17-24 23-38 5-13 9-26 10-41 0-14-3-30-10-48-4-12-10-23-18-34-8-10-18-19-31-25-12-7-27-11-43-12s-35 2-56 9c-26 10-45 23-55 39-12 16-18 32-20 50s-2 35 3 51c3 17 7 30 9 39zm783-187c11 30 20 62 27 97s9 70 5 104-14 64-32 92-47 50-87 64c-41 15-77 18-108 7-32-9-60-26-85-50-24-23-45-50-62-82s-31-62-41-92c-11-29-20-61-28-97-7-34-9-69-5-103s14-64 32-93c18-28 47-49 88-64s76-17 108-7c32 11 60 27 84 51 24 23 45 51 62 82s31 62 42 91zm-75 28c-25-70-55-121-88-155s-70-41-110-27c-40 15-63 46-67 92s6 105 32 175c25 70 54 122 88 155 33 32 70 41 110 27s63-46 67-92-6-105-32-175zm518-188c11 28 19 61 27 96 7 35 8 70 5 103-3 34-14 65-32 93-18 29-47 50-87 65s-77 16-108 7-60-27-85-50c-25-24-45-52-62-84s-31-62-42-91c-10-29-20-61-27-96s-9-70-5-103c3-34 14-65 32-94 18-28 47-49 88-64s76-17 108-7 60 27 84 50c24 24 45 52 62 84 17 31 31 62 42 91zm-75 27c-25-71-55-122-88-154-33-34-70-43-111-28s-62 45-67 92c-4 46 7 105 32 175s55 121 88 154 71 43 111 28 63-45 67-92-6-105-32-175zm306-169c30-12 51-29 63-52 12-24 13-49 4-75-4-8-9-17-15-25-7-8-16-15-27-21-10-5-24-9-39-9-15-1-34 3-54 10-18 7-33 15-43 26-10 10-17 21-20 32s-5 22-5 33c2 12 4 21 7 31 5 13 12 24 21 32 9 9 20 16 32 19 12 4 24 6 37 6s26-2 39-7zm23 60c-20 7-36 16-49 27-12 11-21 23-27 37-6 13-9 27-9 41s2 27 7 40c4 11 10 23 18 35 9 12 19 21 32 29s28 13 46 15c18 1 39-2 64-11 13-4 25-11 37-19s23-17 31-28c8-12 13-26 14-42 3-16 0-35-9-57-6-19-15-35-27-46-10-11-23-19-37-25-13-5-28-7-44-6s-31 4-47 10zm115-215c8 20 11 38 11 53 0 16-2 29-7 41-3 11-9 21-15 30-7 7-12 14-18 19 23 2 41 5 57 12s29 16 40 26c12 10 22 20 28 32 7 12 13 23 16 33 9 23 13 46 13 70 1 24-4 47-13 69-10 22-24 42-45 61-20 18-46 34-80 46-7 3-17 6-28 8-11 3-23 5-37 7s-27 1-41 0c-15-1-29-4-44-9-18-6-33-14-46-24-12-10-22-20-31-31-8-11-14-22-18-31s-8-19-10-26c-13-34-15-65-6-94 9-28 26-53 51-77-27 0-51-7-71-21-20-13-35-34-45-60-5-15-8-31-9-51s1-40 8-60c8-21 20-40 38-58s44-34 77-46c31-11 59-17 84-15 25 0 47 5 66 14s35 21 48 35c12 15 21 30 27 47zm536 201 164-60c40-15 67-36 80-62s14-55 3-87c-8-20-17-35-29-44-13-10-27-16-42-18-16-2-32-2-49 1s-33 8-48 14l-153 55zm-187-276 251-92c26-9 51-14 74-14s44 5 62 13 34 20 47 35 23 32 30 51c4 9 7 21 9 32 1 12 1 24 0 37-2 12-6 25-12 39s-16 26-29 40c11 0 23 0 37 2s29 6 43 12c15 6 28 17 41 30 13 14 24 33 33 57 8 23 12 46 10 69 0 24-6 46-17 68s-26 40-47 58-47 33-79 45l-245 89zm-43-358 139-50c37-14 64-31 80-52s18-49 6-84c-10-27-27-44-50-52s-56-4-99 11l-141 52zm829-3c-7-16-16-30-25-43-10-14-21-25-35-33-13-8-28-13-45-14-17-3-36 0-57 8-15 6-29 15-41 27s-20 26-27 41c-6 15-9 32-9 48-1 18 2 34 7 51zm339 2c1 5 2 12 2 22 1 11 0 22-2 36-1 12-5 26-10 40-5 15-13 29-22 42-5 5-9 11-13 16-5 6-11 12-19 17s-18 12-29 19c-12 6-26 12-42 18-29 11-58 15-84 13-27-2-52-10-75-22s-43-31-60-53c-18-22-33-49-43-78-12-33-19-65-21-96s0-60 9-86 23-51 44-72c21-22 49-39 83-51 30-11 58-15 85-12 26 4 51 13 73 29 23 16 44 38 62 65s34 59 47 96l-303 110c15 43 38 74 67 90 28 17 63 18 104 3 16-6 29-14 40-24 11-11 20-22 26-33 6-12 10-24 12-35s1-21-2-29zm31-420-29-79 70-26 29 80zm179 491-71 26-151-416 70-26zm150-140-70 25-29-79 70-26zm230 633c3 9 6 20 10 33 2 12 2 25 0 38s-10 27-22 40-30 24-56 34c-10 3-20 6-30 8l-22-60 14-5c10-5 18-8 25-11s11-8 14-12c2-5 3-11 2-19-1-7-4-17-8-28l-171-470 70-26zm80-114-29-80 70-25 29 80zm179 492-71 25-151-416 70-26zm597 254-71 26-93-256c-13-36-29-61-49-75-19-14-46-14-80-2-10 4-21 10-32 18s-21 20-28 35c-7 14-12 31-13 52s4 46 14 74l83 226-71 26-151-417 66-24 22 60 1-1c1-6 4-15 9-26 3-11 9-22 16-33 8-11 18-22 30-32 12-11 27-19 45-25 16-6 33-10 52-12 19-3 37-1 55 4s35 16 51 32c16 15 29 38 40 67zm540 86c4 10 8 22 12 36 5 15 8 30 10 47s2 35 0 53-8 36-18 53-25 34-44 49c-20 16-45 30-77 41-13 5-27 9-45 12-18 4-37 4-56 2s-37-10-56-22-34-31-47-58l69-25c10 15 20 25 32 32 12 5 23 8 35 9 12 0 22-1 31-4 10-2 16-4 20-5 30-11 50-24 63-40 12-15 19-32 21-49 2-18 2-35-3-51-4-17-9-32-13-44l-9-24c-4 21-12 41-27 58-14 18-35 32-64 43-35 12-67 16-96 9-28-6-54-18-76-36-23-18-42-39-58-64-15-25-28-51-37-75-11-30-17-58-18-86s2-55 10-79 21-45 38-64c18-18 41-32 68-42 19-7 37-11 52-10 16 0 30 2 43 6 12 4 23 9 33 15s17 11 25 16l-23-61 66-24zm-218 313c9 23 19 43 31 62 11 17 24 32 38 43 15 11 31 18 48 21s35 1 54-6c11-4 23-10 35-20s21-21 28-36c8-14 12-32 13-52 2-22-3-46-13-73-6-17-14-35-24-55-9-20-21-38-35-52-15-16-32-26-51-33s-41-5-67 4c-26 10-45 23-57 40-10 16-17 35-19 53-2 19 0 38 5 56 5 19 10 35 14 48z">
            <text:p/>
          </draw:path>
          <draw:path draw:style-name="style1" draw:layer="layout" svg:width="6.621cm" svg:height="3.122cm" svg:x="15.603cm" svg:y="12.407cm" svg:viewBox="0 0 6622 3123" svg:d="m491 2445 94 257 183-67-94-256zm-28-78c-58-157-96-258-115-304l99-36c9 40 42 142 102 308l105-38c41-15 87-33 137-55l34 91c-46 11-92 24-138 41l-109 39c65 177 108 288 131 332l-375 136c-8-42-46-155-113-338l-161 59 173 474 517-188c58-22 112-43 160-63l32 87c-50 14-103 32-158 52l-618 225c-8-40-22-86-41-138l-152-417c-46 16-88 33-124 50l-32-87c42-12 84-26 128-42-48-130-79-211-93-242l100-36c7 36 33 119 79 246l161-58c-60-166-99-266-119-301l100-37c10 36 45 138 107 306zm782-531 43 118 235-86-43-118zm-167 273 43 118 235-86-43-118zm15-217 42 118 240-88-43-117zm-171 274 43 118 239-87-43-118zm-738-22 731-266c12 39 31 96 58 171l43 118c16 43 36 95 61 155l-205 74c71 31 132 45 184 44 53-1 118-10 197-30-10 40-14 78-14 114-57 4-106 6-145 6-40 0-79-5-119-14 7 28 18 62 33 102l42 118c11 29 29 75 55 137l-91 33c-20-64-37-116-51-153l-43-118c-17-46-32-83-46-112l57-20c-51-14-102-38-154-72l-140 51c-14 51-35 100-64 146 27-6 64-14 109-24-6 28-4 63 5 103s15 82 13 122c-2 39-13 82-34 128-22 45-60 95-117 148-22-24-53-44-95-59 63-42 105-85 126-127s31-85 31-127-14-97-38-164c-58 84-131 165-218 242-21-21-49-41-85-57 55-40 107-84 157-132 50-47 87-102 111-163l-192 70c-19-62-37-116-54-163l-41-113c-22-61-45-117-67-168zm1460-53-111-304c-84 30-163 60-234 89l-29-82c70-23 136-45 196-67l453-165c55-20 114-43 177-69l30 82c-62 20-130 43-206 71l111 304 82-30c55-20 115-43 178-69l29 82c-65 21-125 41-180 61l-82 30 81 222c24 66 53 143 88 229l-96 35c-29-88-55-166-80-232l-80-222-213 77c13 54 20 107 22 157 2 51-4 104-17 161-14 58-51 136-110 233-33-17-75-29-126-33 47-44 83-92 109-146 27-54 42-112 46-174s-2-117-16-165l-96 36c-72 26-141 54-205 84l-32-87c71-22 141-46 210-71zm77-373 110 304 214-78-111-304zm743-275c-14 28-24 55-31 80-32-18-65-32-99-43-33-11-67-20-99-28 10-26 19-53 26-78 26 10 59 20 97 31 39 11 74 23 106 38zm55 236c-7 32-13 62-16 89-34-10-68-19-103-26-36-7-75-12-119-16 3-27 10-54 20-81 27 4 62 8 103 14s80 13 115 20zm-34 190c34 10 66 18 98 24-1 62 3 137 10 223 6 86 12 149 17 190-39-8-82-14-130-17 10-29 15-83 18-161s-1-165-13-259zm261 417c-27-19-60-36-97-48 25-49 39-100 40-153 2-53-2-109-14-168-11-58-27-119-49-183s-46-134-74-208c-26-74-51-138-74-192l474-172c64-24 125-48 181-72l26 70c-59 19-121 39-185 62l-391 143 103 283c24 67 44 128 59 183s25 111 30 169c4 57 4 109-2 153-5 44-14 89-27 133zm71-982c28-3 61-8 97-15-5 28-9 64-9 107l239-88c10 39 24 81 40 124l38 104c11 32 29 75 52 129l-179 65 102 279c12 35 10 65-7 91-17 25-49 49-98 70-13-28-31-54-53-79 61-13 85-37 72-76l-94-256-179 65c-13-45-27-87-41-128l-41-113c-14-37-30-76-48-116l114-41c1-34-1-74-5-122zm90 884c-34-11-63-19-89-27 13-28 27-64 40-107 13-45 23-96 28-154 26 10 59 18 98 24-17 36-32 76-43 121s-22 93-34 143zm294-343c15-22 29-45 44-70 35 16 71 35 106 57 36 21 70 44 102 69-24 25-39 50-46 76-33-25-63-46-93-65s-67-41-113-67zm-387-347 33 91 269-98-33-92zm-214 251 30 82 269-98-29-82zm287-307c44-13 99-29 164-49l231-84c-34-94-58-157-72-191s-28-67-43-98c37-7 76-16 118-28 2 32 11 75 27 130 17 55 35 107 53 156l243-89c52-22 107-45 167-69l33 91c-62 19-119 38-171 57l-239 87c29 62 62 112 99 151s83 73 137 100c54 29 114 51 178 69s130 27 200 28c-22 38-36 80-42 128-53-9-104-23-155-39-50-16-98-36-142-59s-89-52-132-85c-44-34-84-71-123-114-3 65-9 120-17 168-10 47-24 93-43 139-20 44-46 91-76 138s-70 99-118 156c-32-25-68-46-107-64 58-48 107-98 146-153 40-53 70-111 91-171 20-60 32-120 35-182 2-62-6-120-23-177l-226 83c-64 23-117 44-160 63zm1365-950c42 8 83 12 123 14l-17 35c131 72 227 112 287 123 59 11 111 17 156 17s90-3 136-10c-12 47-17 88-14 123-77-4-144-12-202-22s-111-23-158-39c-46-16-124-56-234-122-34 105-68 188-103 250s-68 114-96 156c-29 42-59 85-89 128-15-14-50-33-104-55 52-46 99-98 140-156 42-57 78-120 109-189s53-154 66-253zm-90 471c36-10 88-27 158-53l239-86c52-19 95-37 129-53l29 79c-39 10-82 24-128 41l-244 89c-67 24-118 45-155 62zm-15 172 669-243c8 30 31 96 68 199 38 103 64 170 78 201l-91 33-30-82-492 178 35 96-87 32c-10-36-32-103-68-202s-64-169-82-212zm112 39 65 178 492-179-65-179z">
            <text:p/>
          </draw:path>
          <draw:path draw:style-name="style1" draw:layer="layout" svg:width="7.243cm" svg:height="6.888cm" svg:x="11.903cm" svg:y="4.518cm" svg:viewBox="0 0 7244 6889" svg:d="m62 6854c-160-283 9-665 293-816 419-289 400 618 127 278 16-279-260 179 31 207 204-9 262-404 504-212 191-125 134 379-120 232-193 215-511 388-802 337zm2800-848c-125-268-200-534-295-817-17-206-300-72-427-64-268 50-516 140-776 241-290 51-465 326-587 498-278 80-718-202-350-434 185-188 418-273 636-405 394-181 792-383 1203-545 301-133 607-249 904-360 269-95 525-182 795-244 277-94 581-170 869-232 364-115 762-208 1147-154 411 136-45 484-195 626 129 218 115 585 406 684 288 221 537-355 173-404-192 98 241 298-95 352-222-36-365-429-103-548 226-60 592-52 753 160 170 149 481 462 135 662-303-13-584 232-888 48-184 39-370 175-545 2-259 314-623 31-937 5-255-63-642-120-402 224 145 137 49 466-86 158-93-258-127-585-497-482-316-54-654 41-981 46-121 174 178 512 200 752 62 93 153 504-57 231zm491-160c-15-194-295-438-108-578 248-95 534-182 552 184 297 311-296 498-444 394zm-2681-1264c-454-28-465-519-134-738 183-169 414-293 604-421 203-85 394-203 585-301 339-149 671-286 1027-411 253-109 544-182 817-250-323-41-646 88-966 145-156 84-458 94-393-4-238-183-188-540-354-779-133 95 256 506-153 510-268 133-581 346-576 672-46 133-345-44-465-75-350-137-229-552 7-741 297-244 650-484 797-846 61-98 145-229 135-352-3-46-29-62-57-105-51-77 22-187 42-247 58-170-286-377-170-532 141-188 284-154 346-37 70 128 72 434 175 484 84 39 158 116 150 161-24 139 179 209 340 269 466 172 971 72 1444 179 260 110 338 461 126 668-193 141-280 473-33 568 329-104 693-78 1035-66 332 41 341 460 139 666-176 173-285 261-36 410 453 79-179 153-339 175-512 48-1041-1-1529 180-153 66-291 24-176-141-285 69-592 79-893 99-432 80-868 273-1143 623-84 132 19 375-235 264l-60-12zm1675-2020c-131-21 38 41 0 0zm84-43c-130-21 39 41 0 0zm226-87c11-262-169-524-245-776-139-223-29 300 72 361 86 138 145 390 57 482 45-7 82-39 116-67zm1008-25c-89-75-30 76 0 0zm-2000-592c-57-86-50 82 0 0zm750-288c135-184-179 44 0 0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2">
        <office:forms form:automatic-focus="false" form:apply-design-mode="false"/>
        <draw:frame draw:style-name="gr2" draw:text-style-name="P1" draw:layer="layout" svg:width="26.035cm" svg:height="10.795cm" svg:x="0.635cm" svg:y="8.255cm">
          <draw:text-box>
            <text:p text:style-name="P1"><text:span text:style-name="T1">EuroOffice Extension Creator</text:span></text:p>
            <text:p text:style-name="P1"><text:span text:style-name="T2">(a.k.a. Python Extension Development)</text:span></text:p>
            <text:p text:style-name="P1"><text:span text:style-name="T2"/></text:p>
            <text:p text:style-name="P1"><text:span text:style-name="T2"/></text:p>
            <text:p text:style-name="P1"><text:span text:style-name="T2">Daniel Darabos</text:span></text:p>
            <text:p text:style-name="P1"><text:span text:style-name="T2">Lead Developer / MultiRacio Lt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2">
        <office:forms form:automatic-focus="false" form:apply-design-mode="false"/>
        <draw:frame draw:style-name="gr2" draw:text-style-name="P1" draw:layer="layout" svg:width="26.035cm" svg:height="10.795cm" svg:x="0.635cm" svg:y="8.255cm">
          <draw:text-box>
            <text:p text:style-name="P1"><text:span text:style-name="T1">MultiRacio Ltd.</text:span></text:p>
            <text:p text:style-name="P1"><text:span text:style-name="T2"/></text:p>
            <text:p text:style-name="P1"><text:span text:style-name="T2">Developing extensions</text:span></text:p>
            <text:p text:style-name="P1"><text:span text:style-name="T2">under the EuroOffice</text:span></text:p>
            <text:p text:style-name="P1"><text:span text:style-name="T2">brand name in</text:span></text:p>
          </draw:text-box>
        </draw:frame>
        <draw:g>
          <draw:path draw:style-name="style0" draw:layer="layout" svg:width="2.324cm" svg:height="5.831cm" svg:x="20.409cm" svg:y="8.025cm" svg:viewBox="0 0 2325 5832" svg:d="m0 5832c1175-652 1451-1429 1503-2281 50-818 22-1536-54-2335l-591 287 645-1503 822 1252-554-72c36 480 145 1606 98 2424-54 947-764 1948-1869 2228z">
            <text:p/>
          </draw:path>
          <draw:g>
            <draw:path draw:style-name="style0" draw:layer="layout" svg:width="0.659cm" svg:height="1.177cm" svg:x="12.543cm" svg:y="16.078cm" svg:viewBox="0 0 660 1178" svg:d="m514 405c0-208-59-314-177-320-47-2-93 5-138 23-36 13-60 25-72 38v495c75 47 143 70 201 66 124-8 186-109 186-302zm146 9c0 105-25 192-75 262-55 78-132 119-230 121-74 2-150-21-228-69v450l-127-46v-998c21-26 47-48 80-66 75-44 167-67 275-68l2 2c99-2 175 39 228 122 50 74 75 171 75 290z">
              <text:p/>
            </draw:path>
            <draw:path draw:style-name="style0" draw:layer="layout" svg:width="0.637cm" svg:height="1.173cm" svg:x="13.34cm" svg:y="16.078cm" svg:viewBox="0 0 638 1174" svg:d="m638 708c0 142-14 240-43 294-28 55-83 98-163 130-64 26-134 40-210 42l-21-80c77-10 131-21 162-31 61-21 103-53 127-96 18-35 28-101 28-200v-32c-87 39-178 59-273 59-62 0-118-20-165-59-54-43-80-98-80-164v-527l127-44v531c0 57 18 101 55 131 36 31 84 46 142 45s121-24 187-68v-620h127z">
              <text:p/>
            </draw:path>
            <draw:path draw:style-name="style0" draw:layer="layout" svg:width="0.356cm" svg:height="1.029cm" svg:x="14.117cm" svg:y="15.841cm" svg:viewBox="0 0 357 1030" svg:d="m357 1028c-16 2-30 2-43 2-71 0-127-17-167-52-40-34-60-82-60-141v-500h-87v-80h87v-212l127-45v257h143v80h-143v496c0 48 12 81 38 101 22 16 57 25 105 28z">
              <text:p/>
            </draw:path>
            <draw:path draw:style-name="style0" draw:layer="layout" svg:width="0.618cm" svg:height="1.209cm" svg:x="14.622cm" svg:y="15.648cm" svg:viewBox="0 0 619 1210" svg:d="m619 1210h-128v-489c0-50-11-93-35-129-26-40-63-61-111-61-58 0-131 31-218 93v586h-127v-1170l127-40v533c81-59 169-88 266-88 66 0 121 22 163 67s63 101 63 169z">
              <text:p/>
            </draw:path>
            <draw:path draw:style-name="style0" draw:layer="layout" svg:width="0.696cm" svg:height="0.794cm" svg:x="15.357cm" svg:y="16.078cm" svg:viewBox="0 0 697 795" svg:d="m557 385c0-80-14-146-45-198-35-63-91-97-166-100-139 8-208 107-208 299 0 87 14 161 43 219 37 74 93 112 167 110 139-1 209-111 209-330zm140 1c0 113-29 207-87 283-64 84-152 126-264 126s-198-42-261-126c-57-76-85-170-85-283 0-107 30-197 92-269 65-78 150-117 256-117 104 0 191 39 257 117 60 72 92 162 92 269z">
              <text:p/>
            </draw:path>
            <draw:path draw:style-name="style0" draw:layer="layout" svg:width="0.612cm" svg:height="0.779cm" svg:x="16.168cm" svg:y="16.078cm" svg:viewBox="0 0 613 780" svg:d="m613 780h-126v-518c0-57-17-101-52-133s-80-47-136-46c-60 2-118 21-172 59v638h-127v-653c73-53 140-88 201-104 59-15 109-23 154-23 30 0 58 3 84 9 50 11 91 33 122 64 35 35 52 76 52 125z">
              <text:p/>
            </draw:path>
            <draw:path draw:style-name="style0" draw:layer="layout" svg:width="1.172cm" svg:height="1.182cm" svg:x="10.508cm" svg:y="15.692cm" svg:viewBox="0 0 1173 1183" svg:d="m782 0c-65 0-127 6-182 16-162 28-191 88-191 198v145h382v49h-382-144c-110 0-207 67-238 194-35 145-37 235 0 388 27 112 92 193 203 193h131v-175c0-126 110-237 239-237h381c106 0 192-87 192-193v-364c0-104-88-181-192-198-66-11-133-16-199-16zm-207 117c40 0 72 33 72 73 0 40-32 73-72 73s-71-33-71-73c0-40 32-73 71-73z">
              <text:p/>
            </draw:path>
            <draw:path draw:style-name="style0" draw:layer="layout" svg:width="1.174cm" svg:height="1.192cm" svg:x="10.916cm" svg:y="16.1cm" svg:viewBox="0 0 1175 1193" svg:d="m811 0v169c0 132-112 242-239 242h-381c-105 0-191 90-191 195v363c0 104 90 165 191 194 121 37 237 43 381 0 97-28 191-84 191-194v-146h-381v-48h381 191c111 0 152-78 190-193 42-120 40-235 0-388-27-111-79-194-190-194zm-358 920c40 0 72 33 72 73 0 40-32 73-72 73s-71-33-71-73c0-40 32-73 71-73z">
              <text:p/>
            </draw:path>
            <draw:path draw:style-name="style0" draw:layer="layout" svg:width="0.292cm" svg:height="0.155cm" svg:x="16.976cm" svg:y="15.828cm" svg:viewBox="0 0 293 156" svg:d="m53 156h22v-140h52v-16h-127v16h53m94 140h19v-127l42 127h21l42-127v127h22v-156h-28l-47 134-40-134h-31">
              <text:p/>
            </draw:path>
            <draw:path draw:style-name="style0" draw:layer="layout" svg:width="1.023cm" svg:height="0.198cm" svg:x="10.791cm" svg:y="17.411cm" svg:viewBox="0 0 1024 199" svg:d="m1024 100c0 54-230 99-512 99s-512-45-512-99c0-56 229-100 512-100s512 44 512 100z">
              <text:p/>
            </draw:path>
          </draw:g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2">
        <office:forms form:automatic-focus="false" form:apply-design-mode="false"/>
        <draw:frame draw:style-name="gr2" draw:text-style-name="P1" draw:layer="layout" svg:width="26.035cm" svg:height="10.795cm" svg:x="0.635cm" svg:y="8.255cm">
          <draw:text-box>
            <text:p text:style-name="P1"><text:span text:style-name="T1">Extension development</text:span></text:p>
            <text:p text:style-name="P1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2">
        <office:forms form:automatic-focus="false" form:apply-design-mode="false"/>
        <draw:frame draw:style-name="gr2" draw:text-style-name="P1" draw:layer="layout" svg:width="26.035cm" svg:height="10.795cm" svg:x="0.635cm" svg:y="8.255cm">
          <draw:text-box>
            <text:p text:style-name="P1"><text:span text:style-name="T1">Extension development</text:span></text:p>
            <text:p text:style-name="P1"><text:span text:style-name="T1"/></text:p>
            <text:p text:style-name="P1"><text:span text:style-name="T2">difficulti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2">
        <office:forms form:automatic-focus="false" form:apply-design-mode="false"/>
        <draw:frame draw:style-name="gr2" draw:text-style-name="P1" draw:layer="layout" svg:width="26.035cm" svg:height="10.795cm" svg:x="0.635cm" svg:y="8.255cm">
          <draw:text-box>
            <text:p text:style-name="P1"><text:span text:style-name="T1">Extension development</text:span></text:p>
            <text:p text:style-name="P1"><text:span text:style-name="T1"/></text:p>
            <text:p text:style-name="P1"><text:span text:style-name="T2">difficulties:</text:span></text:p>
            <text:p text:style-name="P1"><text:span text:style-name="T2"/></text:p>
            <text:p text:style-name="P1"><text:span text:style-name="T2">verbosity, lots of files, growing dev cyc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>
        <office:forms form:automatic-focus="false" form:apply-design-mode="false"/>
        <draw:frame draw:style-name="gr2" draw:text-style-name="P1" draw:layer="layout" svg:width="26.035cm" svg:height="10.795cm" svg:x="0.635cm" svg:y="8.255cm">
          <draw:text-box>
            <text:p text:style-name="P1"><text:span text:style-name="T1">EuroOffice Extension Creator</text:span></text:p>
            <text:p text:style-name="P1"><text:span text:style-name="T2">for speeding up OOo extension develop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2">
        <office:forms form:automatic-focus="false" form:apply-design-mode="false"/>
        <draw:frame draw:style-name="gr2" draw:text-style-name="P1" draw:layer="layout" svg:width="26.035cm" svg:height="11.523cm" svg:x="0.635cm" svg:y="8.255cm">
          <draw:text-box>
            <text:p text:style-name="P1"><text:span text:style-name="T1">EuroOffice Extension Creator</text:span></text:p>
            <text:p text:style-name="P1"><text:span text:style-name="T2">for speeding up OOo extension development</text:span></text:p>
            <text:p text:style-name="P1"><text:span text:style-name="T2"/></text:p>
            <text:p text:style-name="P1"><text:span text:style-name="T2">aimed at rich GUI extensions</text:span></text:p>
            <text:p text:style-name="P1"><text:span text:style-name="T2">automatically creates lots of files</text:span></text:p>
            <text:p text:style-name="P1"><text:span text:style-name="T2">provides utility functions</text:span></text:p>
            <text:p text:style-name="P1"><text:span text:style-name="T2">runtime development</text:span></text:p>
            <text:p text:style-name="P1"><text:span text:style-name="T2">open source (GP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2">
        <office:forms form:automatic-focus="false" form:apply-design-mode="false"/>
        <draw:frame draw:style-name="gr2" draw:text-style-name="P1" draw:layer="layout" svg:width="26.035cm" svg:height="10.795cm" svg:x="0.635cm" svg:y="8.255cm">
          <draw:text-box>
            <text:p text:style-name="P1"><text:span text:style-name="T1">EuroOffice Extension Creator</text:span></text:p>
            <text:p text:style-name="P1"><text:span text:style-name="T2">for speeding up OOo extension development</text:span></text:p>
            <text:p text:style-name="P1"><text:span text:style-name="T2"/></text:p>
            <text:p text:style-name="P1"><text:span text:style-name="T1">https://launchpad.net/eoec/</text:span></text:p>
            <text:p text:style-name="P1"><text:span text:style-name="T2"/></text:p>
            <text:p text:style-name="P1"><text:span text:style-name="T2">http://www.multiracio.com/eurooffice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9" draw:display-name="Gradient 9" draw:style="radial" draw:cx="50%" draw:cy="50%" draw:start-color="#b84700" draw:end-color="#ff950e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yle1" style:family="graphic" style:parent-style-name="standard">
      <style:graphic-properties draw:stroke="none" draw:fill="solid" draw:fill-color="#000000"/>
    </style:style>
    <style:style style:name="style0" style:family="graphic" style:parent-style-name="standard">
      <style:graphic-properties draw:stroke="none"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gradient" draw:fill-gradient-name="Gradient_20_9" draw:textarea-horizontal-align="center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2-backgroundobjects">
      <style:graphic-properties draw:fill="gradient" draw:fill-gradient-name="Gradient_20_9" draw:textarea-horizontal-align="center" draw:textarea-vertical-align="middle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2" draw:text-style-name="MP4" draw:layer="backgroundobjects" svg:width="28cm" svg:height="21cm" svg:x="0cm" svg:y="0cm">
        <text:p/>
      </draw:rect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rect presentation:style-name="Mpr6" draw:text-style-name="MP4" draw:layer="backgroundobjects" svg:width="28cm" svg:height="21cm" svg:x="0cm" svg:y="0cm">
        <text:p/>
      </draw:rect>
      <draw:g>
        <draw:path draw:style-name="style0" draw:layer="backgroundobjects" svg:width="4.706cm" svg:height="2.797cm" svg:x="19.576cm" svg:y="3.553cm" svg:viewBox="0 0 4707 2798" svg:d="m2095 2796c-247-9-666-93-930-186-379-134-630-287-858-524-148-153-243-315-287-488-18-67-21-113-20-275 1-108 4-216 8-243 5-29 7 8 8 100 2 132 5 156 30 231 16 47 44 113 61 148 40 79 137 221 141 207 3-7 16-8 33-4 15 5 40 5 54 1 14-3 40-3 58 0 17 3 54 3 82 0 27-4 53-2 55 2 10 15 38 10 30-4-5-9-4-10 4-3 7 6 51 8 110 5 54-4 102-3 108 0 17 10 569-4 601-16 7-2 15 0 18 5 3 4 35 9 71 9 37 0 81 3 98 7 18 3 47 1 66-4 17-5 35-6 38-3 11 11 58 14 58 4 0-6-9-12-21-16-16-4-21-11-16-26 4-11 2-24-4-28-17-10-13-34 8-41 10-3 29-13 41-20 22-13 13-16-99-42-157-37-280-58-384-66-45-5-81-12-81-17s-8-7-19-3c-50 20-83 17-118-13-22-17-45-28-59-26-24 3-25 0-25-55v-58l-34 1c-28 2-29 2-7 6 23 3 26 8 22 45-3 31-9 42-27 46-33 9-293 8-308-1-9-7-1-90 34-339 25-182 49-341 52-355 6-23 9-24 158-24h152v38 36h-115-115l-11 39c-5 22-13 72-17 112l-7 72 57-4c31-1 80-1 111-1 51 2 55 5 55 28 0 48-24 59-131 59-75 0-99 3-103 15-4 8-12 54-18 103-6 47-13 98-16 110-5 24-3 24 76 24 57 0 77-3 66-10-9-6-26-11-38-11-11 0-32-5-47-12-25-12-27-17-22-66 2-29 8-72 11-95l7-42h110c99 0 111-2 121-21 6-12 18-23 25-25 12-2 13 13 6 90-18 184-7 274 37 297 25 14 168 15 166 1-2-18 4-22 17-9 9 8 11 18 5 25-6 8 34 18 134 34 143 22 489 102 519 118 10 6-10 9-53 10h-68l37 17c96 42 225 80 360 108 200 41 262 66 331 131 32 29 53 44 47 33-7-12-21-30-33-42-12-10-22-27-21-36 0-11 2-12 5-4 3 7 11 13 17 13s45 29 86 65c46 39 26 16-51-59-139-135-329-306-439-394-66-53-84-74-63-74 12 0 188 144 311 254 57 51 108 89 114 86 6-4 9-2 5 3s13 29 38 52l44 41-36-39c-20-22-33-40-29-41 27-3 68-1 76 4 5 3 31 4 57 1 72-7 231-10 231-4 0 5 69 5 198-2 48-2 53-1 36 12-17 13-17 14 2 6 83-30 200-34 337-10 51 9 94 13 98 11 3-4-4-7-15-7-19 0-19-1 1-9 12-5 26-5 33 0 6 6 14 7 17 3 7-6 96-9 118-4 6 2 13 2 16 0 19-7 63-4 63 5 0 6 4 5 10-3 6-11 10-11 16-2 9 14 150 12 159-2 4-5 11-5 18 1 14 12 70 11 70-2 0-5 4-6 10-3 16 10 33-50 37-131 6-106 4-111-45-106-91 8-173-38-222-126l-25-46 43 49c24 27 60 56 79 65 40 19 138 29 189 19 30-7 35-12 39-49 6-40 7-37 45 76 22 65 42 138 45 164 12 79 29 91 125 92 113 1 140-14 199-109 194-313 196-668 6-976-18-29-27-49-21-46 17 11 85 140 117 220 48 125 61 217 63 424 1 167-3 198-27 291-159 626-887 1089-1902 1210-115 14-505 24-683 18zm710-659c0-2-9-10-19-18-16-13-17-12-4 4 13 18 23 23 23 14zm-426-279c-4-6-12-10-19-10-8 0-7 4 3 10 20 13 24 13 16 0zm-50-22c-10-6-88-26-173-46-85-19-193-48-240-62-101-33-103-33-90-8 17 29 120 61 283 86 80 12 160 25 181 30 51 12 60 12 39 0zm-1537-545c3-5 2-12-4-15-5-4-12 1-15 10-7 16 9 21 19 5zm9-50c11-10-3-23-19-17-9 3-13 10-10 15 7 11 19 12 29 2zm637 365c0-6 5-11 11-11s10 2 10 5c0 2-4 8-10 11s-11 2-11-5zm-91-12c8-5 28-5 45 0 28 9 27 10-14 8-25-1-38-4-31-8zm-160-11c-29-11-25-44 7-49 21-3 66 25 66 41 0 12-48 17-73 8zm110 1c-18-6-15-9 13-9 35-1 44 4 21 12-8 3-23 2-34-3zm984-72c-49-12-85-45-132-121-17-27-14-26 14 8 58 66 120 87 249 82 17-1 51-14 73-29 38-25 39-25 20-4-28 32-119 73-158 73-17-1-47-5-66-9zm1295-1c-37-11-96-67-124-117l-20-35 34 40c53 62 103 82 206 83 80 1 86 2 67 16-26 19-120 26-163 13zm-2960-9c-40-10-43-15-18-23 33-10 267-10 310 0l32 7-34 8c-35 8-265 15-290 8zm2088-12c-3-6 11-10 40-10 33 0 40 3 29 10-21 13-60 13-69 0zm295 0c-4-6 11-10 39-10 33 0 40 3 29 10-20 13-60 13-68 0zm267 0c-11-7 0-10 37-10s48 3 37 10c-8 5-25 10-37 10-11 0-28-5-37-10zm-2211-38c-42-42-46-117-17-356l17-147 34-3c41-4 40-17 18 208-19 186-14 210 35 210 16 0 40-10 53-22 53-49 74-125 91-317l7-81h36c22 0 36 5 36 13 0 7-9 119-21 249-21 242-24 256-68 250-16-2-22-12-25-42l-3-39-45 47c-39 40-50 47-88 47-26 0-50-7-60-17zm741-1c-23-12-47-37-64-66-23-43-26-59-26-163 0-108 3-119 32-178 42-83 73-105 152-105 73-1 110 21 142 84 29 57 35 212 11 292-37 130-144 187-247 136zm136-86c31-32 45-100 40-202-4-108-25-149-80-155-66-6-107 76-107 213 0 110 30 164 91 164 21 0 44-8 56-20zm-76-57c-46-31-61-49-41-49 16 0 107 62 107 73 0 17-12 13-66-24zm48-250c-14-5-31-6-40-3-9 4-16 1-16-5 0-20 53-26 71-8 22 21 15 28-15 16zm343 387c-87-58-120-156-120-349 0-187 32-285 112-344 31-23 114-35 171-24 61 11 116 74 143 165 32 101 34 296 5 395-21 70-72 139-122 165-47 25-147 21-189-8zm179-102c43-46 58-113 57-263 0-113-3-138-24-185-32-71-56-93-107-93s-86 32-112 98c-27 71-27 312 0 383 25 63 61 92 115 92 33 0 48-7 71-32zm-31-485c-20-16-35-20-63-16-35 6-35 5-17-9 38-29 76-16 105 34 10 19 5 17-25-9zm1171 596c-123-55-191-308-120-448 41-82 156-96 227-28 23 21 63 109 55 117-3 3-22 8-43 12-37 7-38 6-52-38-18-52-38-68-74-58-39 9-56 52-56 133 1 56 7 83 32 132 40 79 73 102 155 109 61 5 65 7 68 33 3 26-1 30-36 40-54 15-117 14-156-4zm357 1c-90-40-153-173-155-327-1-124 36-183 121-191 56-6 109 20 141 67 25 37 52 136 41 148-4 4-57 5-117 4-124-4-119-7-93 81 11 36 31 70 62 103l46 47 64-4c66-5 74 0 74 44 0 38-119 56-184 28zm69-370c0-16-33-66-48-72-40-15-69-6-89 28-12 19-21 38-21 42s36 8 79 8c43 0 79-3 79-6zm-126-24c0-15 25-33 47-33 22 0 47 18 47 33 0 5-21 9-47 9s-47-4-47-9zm-2412 392c-7-3-5-82 7-239 10-128 18-242 19-252 1-14 10-18 38-18h39l-6 47c-8 55-4 59 19 15 16-31 71-73 97-73 9 0 13 17 13 45 0 44-2 47-46 68-72 35-90 79-104 254-6 78-11 144-12 145-3 5-55 12-64 8zm1262-3c-3-5-8-89-12-187-8-242-9-245-47-245-29 0-31-4-31-37s2-36 34-39c29-3 34-7 31-28-2-12 1-49 8-80 9-43 21-65 45-84 28-25 39-27 101-25 70 4 70 4 73 36l3 33-50-5c-68-6-99 24-101 99l-3 50 61 4 60 3v36 37h-59-59l7 214 8 213-25 7c-32 8-37 8-44-2zm293-2c-4-7-11-91-17-188-13-240-13-242-51-242-29 0-32-4-32-38s3-36 32-36c31 0 31-1 31-58 0-118 44-163 157-163h64v36c0 35-1 37-31 31-73-14-116 27-116 111v43h63 63v36 38h-58-57v39c0 22 4 116 11 211 5 95 9 173 7 176-11 11-59 14-66 4zm264-2c-3-7-10-92-17-187s-14-206-17-244l-6-71h38c34 0 37 3 38 29 1 16 9 128 20 249 10 122 17 222 17 222 0 1-16 5-35 9-24 5-35 3-38-7zm-1913-40c3-6 17-10 29-10 19 0 20 2 7 10-20 14-45 14-36 0zm2615-118c-30-70-36-77-66-80-20-2-33-9-33-18 0-12 17-15 76-15 76 0 99 6 102 26 0 6 13 40 28 76 16 37 26 68 24 70s-26 7-52 12l-47 6zm-2382-183c-27-13-50-29-50-36 0-9 17-5 53 13 29 15 52 31 52 37 0 6-1 10-2 10s-26-12-53-24zm2026-39c-21-6-21-7 0-12 11-3 29-2 41 2 20 7 20 7 0 12-12 3-31 2-41-2zm-3104-19c-39-14-54-30-97-96-37-59-47-82-39-92 8-10 6-19-6-33-9-10-17-22-17-27 0-10 241 1 251 10 8 8-22 26-33 20-15-10-8 18 9 35 12 12 15 27 10 55-4 20-10 62-13 92-4 31-9 55-13 55s-27-10-52-19zm857-36c-27-11-39-29-19-29 21 0 64 21 64 32 0 12-6 12-45-3zm208-8c3-6 14-10 24-10 15 0 16 2 2 10-21 13-35 13-26 0zm1029-26c-20-15-20-15 8-15 21 0 27 3 22 15-7 19-5 19-30 0zm153-2c0-8 13-13 37-13 20 0 36 4 36 9s-16 11-36 13c-26 4-37 0-37-9zm134 11c-28-8-22-24 7-24 19 0 25 4 20 15-3 9-7 16-7 15s-10-4-20-6zm655-3c-9-5-21-7-29-4-10 4-13 0-8-11 8-22 45-22 53-1 8 21 2 27-16 16zm-505-11c0-6 16-10 37-10 22 0 35 4 31 10-4 6-21 10-38 10s-30-4-30-10zm-1887-36c-35-10-46-19-34-29 7-6 103 27 103 35 0 11-17 11-69-6zm-428-19c-2-7-2-31 0-53 6-47 5-47 153-18 59 11 108 21 110 21s3 5 3 11c0 7-17 9-48 4-48-7-48-7-41 20l7 28h-90c-61 0-90-4-94-13zm153-47c-7-2-19-2-26 0-8 3-2 5 12 5 15 0 21-2 14-5zm2879-11c12-18-48-140-106-216-226-297-610-560-921-628-34-8-57-15-50-17 19-7 176 37 266 75 110 46 232 116 359 205 122 86 360 321 457 452 74 99 75 100 49 107-15 4-35 14-44 22-12 9-15 9-10 0zm348-13c-59-24-73-95-30-147 30-36 63-40 109-17 34 18 43 35 43 84 0 57-69 102-122 80zm88-32c34-31 31-87-5-115-56-44-123-12-123 58 0 69 78 104 128 57zm-97-10c-4-6-4-32 0-58 7-45 8-47 44-47s36 1 31 34c-2 19 0 43 5 53 18 33-2 34-28 2l-26-31v29c0 28-14 37-26 18zm57-72c0-6-7-13-15-16-10-4-16 0-16 9 0 9 7 16 16 16 8 0 15-5 15-9zm-961 51c3-6 13-11 21-11s17 5 21 11c3 6-6 10-21 10s-25-4-21-10zm-2453-21c0-7 38-11 94-11 56 0 95 4 95 11s-39 10-95 10c-56 0-94-4-94-10zm2040-19c13-15 39-16 59-3 11 6 2 10-28 13-33 3-40 1-31-10zm271 7c0-14 39-21 64-11 22 9 20 10-19 14-25 2-45 1-45-3zm139 5c-8-4-13-24-13-52v-47h41c40 0 41 1 46 45 2 25 4 45 3 46-4 6-66 11-77 8zm1241-269-19-24 23 20c13 12 24 22 24 24 0 9-9 2-28-20zm-52-63-20-24 24 20c12 11 23 22 23 24 0 9-8 2-27-20zm-3674-167c7-7 16-10 19-7 3 3-2 9-13 13-15 6-16 4-6-6zm1923-268c7-3 19-3 27 0 7 3 0 5-14 5-14 0-20-2-13-5zm-53-11c8-3 19-3 27 0 7 3 1 6-13 6s-21-3-14-6zm-52-10c7-3 19-3 26 0s2 5-13 5c-14 0-20-3-13-5zm-74-11c7-3 22-3 32 0 10 2 5 5-13 5s-26-2-19-5zm-83-10c7-3 21-3 30 0 11 2 5 5-12 5s-26-3-18-5zm-111-11c10-3 29-3 42 0 13 2 5 4-18 4-24 1-34-1-24-4zm-210-10c10-3 27-3 37 0 10 2 1 4-19 4-20 0-28-2-18-4z">
          <text:p/>
        </draw:path>
      </draw:g>
      <draw:g>
        <draw:g>
          <draw:path draw:style-name="style0" draw:layer="backgroundobjects" svg:width="4.855cm" svg:height="1.526cm" svg:x="3.006cm" svg:y="4.524cm" svg:viewBox="0 0 4856 1527" svg:d="m124 994c0-182 62-247 138-247s137 65 137 247c0 180-60 246-137 246s-138-66-138-246zm-124 0c0 236 126 338 262 338s262-102 262-338c0-237-125-339-262-339s-262 102-262 339zm682 87c0-91 24-166 93-166 68 0 86 57 86 169 0 97-23 160-88 160-64 0-91-68-91-163zm-117 446h117v-274h3c16 37 55 77 124 77 105 0 169-92 169-250 0-135-51-250-171-250-76 0-110 41-130 83h-2c0-33-2-62-4-76h-109c3 18 3 48 3 83zm558 118c0-65 25-130 86-130 53 0 81 44 81 130zm83 169c-21 16-55 37-127 37-91 0-123-50-123-133h281v-22c0-198-90-259-195-259-123 0-200 112-200 257 0 131 68 243 225 243 69 0 121-21 145-31zm59-382c0-30-2-58-5-80h110c1 25 4 50 4 74h3-1c16-29 50-81 128-81 111 0 144 81 144 180v312h-117v-291c0-74-19-105-67-105-61 0-83 52-83 114v282h-116zm547-328c0-182 61-247 138-247 76 0 137 65 137 247 0 180-61 246-137 246-77 0-138-66-138-246zm-124 0c0 236 125 338 262 338 136 0 261-102 261-338 0-237-125-339-261-339-137 0-262 102-262 339zm601-71h-81v-86h81v-99c0-70 33-134 140-134 31 0 60 7 83 11l-5 86c-13-4-29-8-46-8-34 0-55 23-55 60v84h88v86h-88v399h-117zm304-399h-81v-86h81v-99c0-70 34-134 140-134 31 0 61 7 83 11l-4 86c-14-4-30-8-46-8-34 0-56 23-56 60v84h89v86h-89v399h-117zm278-485h117v485h-117zm507-12c-27 11-68 20-115 20-160 0-228-112-228-250 0-138 72-250 235-250 37 0 80 11 102 19l-7 93c-21-10-50-24-82-24-88 0-127 60-127 163 0 91 43 160 133 160 28 0 67-13 83-23zm122-180c0-65 25-130 86-130 53 0 81 44 81 130zm83 169c-21 16-55 37-127 37-91 0-123-50-123-133h281v-22c0-198-90-259-195-259-123 0-200 112-200 257 0 131 68 243 225 243 69 0 121-21 145-31zm142-18c0 36-8 46-46 46-39 0-47-10-47-46s8-48 47-48c38 0 46 11 46 48zm-896-594c0 52-11 66-65 66-55 0-66-14-66-66 0-51 11-67 66-67s65 14 65 67zm961 450c0-93 26-142 85-142s85 49 85 142-27 141-85 141-85-48-85-141zm-65 0c0 116 52 190 150 190s149-74 149-190-51-191-149-191-150 74-150 191zm340-106c0-27-2-54-2-80h59l2 58h1c20-45 52-63 106-63v60c-7-1-15-2-23-2-47 0-81 41-81 122v196h-62zm223-185c0-93 26-142 81-142 57 0 82 49 82 142s-25 141-82 141c-55 0-81-48-81-141zm224-118c0-23 3-46 4-68h-60l-2 54h-2c-20-36-53-59-91-59-83 0-135 62-135 191s52 190 129 190c41 0 74-20 97-62h2v58c0 64-29 109-104 109-33 0-76-14-102-33l-3 63c27 10 77 22 109 22 81 0 158-43 158-145zm-4334-874c324-95 562-71 736 73 179-179 537-224 649-201-327-154-603-50-667 29-180-97-606-58-718 99zm832-394c232-29 430-5 558 95 147-86 423-84 507-63-298-109-442-70-514-40-190-73-380-98-551 8z">
            <text:p/>
          </draw:path>
          <draw:path draw:style-name="style0" draw:layer="backgroundobjects" svg:width="2.912cm" svg:height="0.256cm" svg:x="4.914cm" svg:y="6.094cm" svg:viewBox="0 0 2913 257" svg:d="m144 63c-2-8-5-15-9-20s-9-10-14-13-11-5-16-5c-5-1-10-2-15-2-9 0-17 2-25 5-7 3-14 8-20 15-5 5-10 13-13 23-4 10-5 21-5 34 0 10 1 21 3 31 2 10 6 18 10 26 5 7 13 13 21 16 8 5 18 7 30 7 4 0 9-1 14-2 5-2 11-4 16-8 5-4 10-9 15-16 4-7 8-16 10-27h25c-2 12-5 22-9 30-5 9-9 16-15 22-5 5-11 10-17 13-6 4-12 6-17 7s-11 3-16 3c-5 1-8 1-10 1-11 0-22-2-32-6-11-3-20-9-28-18-8-8-15-18-20-31s-7-29-7-48c0-15 2-28 6-40 4-12 10-23 18-32s17-16 28-21c12-5 24-7 38-7 13 0 23 1 33 5s17 9 24 14 11 13 15 21c4 7 6 15 7 23zm47 65c0 4 1 9 1 16 2 6 4 12 7 17 3 6 6 11 12 14 5 4 12 6 20 6 9 0 16-2 21-6 6-3 10-8 13-14 2-5 5-11 6-17 1-7 1-12 1-16 0-5 0-10-1-17-1-6-4-12-6-17-3-6-7-10-13-15-5-3-12-5-21-5-8 0-15 2-20 5-6 5-9 9-12 15-3 5-5 11-7 17 0 7-1 12-1 17zm-25 0c0-10 2-19 5-28 2-8 6-16 11-23 6-7 13-13 20-17s19-7 29-7c12 0 22 3 30 7s14 10 20 17c5 7 10 15 12 23 3 9 4 18 4 28 0 8-1 18-4 27-2 8-7 16-12 23-6 7-12 13-20 17s-18 6-30 6c-10 0-21-2-29-6s-14-10-20-17c-5-7-9-15-11-23-3-9-5-19-5-27zm272 70h-23v-87c0-12-2-21-7-27-4-6-12-10-24-10-3 0-7 1-11 3s-8 3-12 7c-4 3-7 8-10 14-2 6-3 14-3 23v77h-24v-140h22v19h1c1-1 3-4 5-6 2-3 5-6 9-8 3-3 8-5 12-7 5-2 10-3 16-3s11 1 17 3 11 3 16 7 9 8 12 15c2 6 4 14 4 25zm65-26v121h-24v-121h-19v-19h19v-25c0-11 3-19 9-23 7-5 16-8 27-8 2 0 4 0 6 1 1 0 4 0 5 0v21c-1 0-3 0-4 0-3 0-4 0-5 0-5 0-9 1-11 3-2 3-3 7-3 13v18h23v19zm118 39c0-5-1-10-3-15-1-6-3-10-6-14s-7-7-12-9c-5-2-10-4-18-4-5 0-10 2-15 4-5 2-9 6-12 9-4 4-7 8-9 14-2 5-3 10-3 15zm101 38c0 1-1 3-2 7-1 3-3 7-4 10-2 4-5 7-8 11-3 4-6 7-11 10-2 2-3 2-6 4-2 0-4 2-8 3-2 0-5 1-10 2s-9 0-14 0c-10 0-19-1-27-5s-14-8-19-14c-6-7-10-14-13-22s-4-18-4-29c0-10 2-21 4-30 3-9 7-18 12-25 6-7 12-12 21-17 9-3 19-6 30-6 10 0 19 3 27 6 7 4 14 10 19 17s8 16 11 26c2 10 4 21 4 33h-103c0 15 3 26 10 34 7 9 17 12 31 12 6 0 11 0 15-3 4-1 8-4 11-7 3-3 6-6 7-9 2-2 3-5 3-8zm81 44h-24v-140h22v23h1c4-9 10-15 17-20s13-8 23-8c1 0 2 0 3 0 1 0 2 1 3 1v25h-9c-6 0-11 0-15 3s-8 4-11 8c-4 3-6 7-7 12-2 4-3 9-3 14zm159 0c0-5-2-10-3-15-2-6-4-10-7-14s-7-7-11-9c-5-2-11-4-18-4-6 0-11 2-15 4-6 2-9 6-13 9s-6 8-8 14c-3 5-3 10-3 15zm100 38c0 1-1 3-1 7-1 3-3 7-5 10-2 4-4 7-8 11-3 4-6 7-11 10-1 2-3 2-5 4-2 0-5 2-8 3s-6 1-10 2-9 0-15 0c-10 0-19-1-26-5-8-3-15-8-20-14s-9-14-12-22-5-18-5-29c0-10 2-21 5-30 2-9 6-18 12-25 5-7 12-12 20-17 9-3 19-6 31-6 10 0 19 3 26 6s14 10 19 17 9 16 12 26c2 10 3 21 3 33h-102c0 15 3 26 10 34 6 9 17 12 30 12 6 0 11 0 15-3 5-1 8-4 12-7 3-3 5-6 7-9 1-2 2-5 3-8zm167 44h-23v-87c0-12-2-21-6-27-4-6-12-10-24-10-4 0-7 1-12 3s-7 3-12 7c-3 3-6 8-9 14-2 6-4 14-4 23v77h-24v-140h23v19 0c1-1 3-4 6-6 2-3 5-6 8-8 4-3 8-5 12-7 6-2 11-3 16-3s12 1 18 3 11 3 16 7c4 3 8 8 11 15 3 6 4 14 4 25zm124 2c-2-10-5-17-11-23-5-5-13-8-23-8-7 0-13 2-18 5-5 3-9 8-12 13-3 5-5 11-6 16-2 7-2 13-2 20 0 6 0 12 1 18 1 6 3 12 6 17 3 6 6 10 12 13 5 4 11 5 19 5s15-3 22-8c5-6 10-14 12-25h22c0 6-2 12-4 18-2 6-5 12-9 17-5 5-11 10-18 13s-16 5-26 5-18-1-26-5c-8-3-15-8-20-14s-9-14-12-22-5-18-5-29c0-10 2-21 5-30 2-9 6-18 11-25 6-7 13-12 21-17 9-3 19-6 31-6 9 0 17 2 23 5s12 7 16 12 8 10 10 17c2 5 3 11 3 18zm121 11c-1-5-2-10-3-15-1-6-4-10-6-14-4-3-8-7-13-9-4-2-11-4-18-4-5 0-10 2-15 4-4 2-9 6-12 9s-6 8-8 14c-2 5-4 10-4 15zm101 38c0 1 0 3-2 7-1 3-2 7-4 10-2 4-5 7-7 11-3 4-8 7-12 10-1 2-4 2-5 4-2 0-5 2-8 3s-6 1-10 2c-4 0-9 0-15 0-10 0-18-1-26-5s-15-8-20-14c-6-7-10-14-13-22s-3-18-3-29c0-10 0-21 3-30s7-18 13-25c5-7 12-12 20-17 9-3 19-6 31-6 10 0 19 3 27 6 7 4 13 10 18 17s9 16 11 26c3 10 4 21 4 33h-103c0 15 4 26 11 34 7 9 17 12 30 12 6 0 10 0 16-3 4-1 7-4 10-7s6-6 8-9c2-2 2-5 2-8zm123-77c0-11 1-19 4-26 2-8 5-14 8-19s8-9 13-13c5-2 9-5 14-6s10-3 15-3c4-1 8-1 11-1 9 0 16 1 23 4s14 6 19 11c6 5 9 11 13 18 3 7 4 15 4 24 0 8-1 15-3 21-3 7-7 12-11 17-5 5-10 9-17 13-5 4-12 8-19 12l-20 10c-6 4-11 8-16 11-4 3-7 7-9 10-3 3-4 6-5 9-1 2-2 5-2 6h102v23h-129c1-10 2-19 4-26 3-8 6-15 9-21 4-6 9-11 15-16 5-4 10-9 17-12l24-15c6-3 10-5 14-8 5-3 8-5 11-9 4-3 6-7 7-11 2-4 3-9 3-16 0-3-1-7-2-11-1-5-3-8-6-11-3-4-7-7-11-9-5-2-11-3-18-3-9 0-16 2-21 5s-9 8-11 13c-3 5-5 10-5 16-1 5-1 10-1 13zm253 29c0 10-1 20-2 32-3 11-5 22-10 31-5 9-11 18-20 25-8 5-19 9-32 9s-25-4-34-9c-8-7-15-16-19-25-5-9-8-20-10-31-2-12-2-22-2-32 0-10 0-20 2-32 2-11 5-21 10-31 4-10 11-18 19-24s20-10 34-10 24 3 32 10c9 6 15 14 20 24 5 10 7 20 10 31 1 12 2 22 2 32zm-25 0c0-24-3-42-10-55-6-14-16-21-29-21s-24 7-31 21c-6 13-9 31-9 55 0 23 3 42 9 56 7 13 17 20 31 20s23-7 29-20c7-14 10-33 10-56zm174 0c0 10 0 20-2 32-2 11-5 22-10 31-4 9-11 18-20 25-7 5-19 9-32 9-14 0-25-4-33-9-9-7-15-16-20-25-5-9-8-20-10-31-1-12-2-22-2-32 0-10 1-20 2-32 2-11 5-21 10-31 5-10 11-18 20-24 8-7 19-10 33-10 13 0 25 3 32 10 9 6 16 14 20 24 5 10 8 20 10 31 2 12 2 22 2 32zm-25 0c0-24-3-42-9-55-7-14-17-21-30-21-14 0-24 7-30 21-7 13-10 31-10 55 0 23 3 42 10 56 6 13 16 20 30 20 13 0 23-7 30-20 6-14 9-33 9-56zm110-17c10 0 18-3 24-9 6-6 9-13 9-22 0-2-1-5-1-9-2-3-3-6-6-9-3-2-7-5-11-7-4-2-10-3-17-3-6 0-11 1-16 3s-7 5-10 7c-2 3-3 7-4 10-1 3-1 7-1 10 0 4 0 9 2 12 2 4 5 7 8 9 3 3 6 4 10 6 4 1 8 2 13 2zm0 20c-7 0-13 1-18 3-5 2-8 5-12 8-3 3-6 7-7 11s-2 9-2 13c0 4 0 8 2 12 1 5 3 9 6 12 3 5 7 7 12 10 5 3 12 4 20 4 5 0 9-1 13-1 5-2 9-3 12-6s7-7 9-11c3-4 4-11 4-18 0-7-1-12-3-17-2-4-5-8-9-11-3-3-7-5-12-7s-10-2-15-2zm57-51c0 6 0 12-2 16-2 5-4 9-6 12-3 3-5 6-8 7s-6 3-8 4c6 3 12 6 16 10s7 8 9 12 4 8 5 12c1 5 1 8 1 12 0 8-1 15-4 22s-6 14-11 19c-5 6-12 10-20 14-8 3-18 5-29 5-2 0-5 0-9-1-4 0-8-1-11-2-5-1-9-2-13-4-4-2-8-5-12-8-5-3-9-7-11-12-3-4-5-8-6-12-1-4-2-8-2-12-1-3-1-6-1-8 0-12 3-21 9-29 6-7 14-13 23-18-8-2-13-7-19-13-4-7-6-14-6-23 0-5 1-10 3-16 1-7 4-13 9-18s10-9 18-13c7-3 16-5 27-5s20 2 27 5c8 3 13 6 18 11 5 5 8 10 10 15 2 6 3 12 3 18zm138 117h55c14 0 24-2 31-9 7-6 10-15 10-26 0-6-1-12-4-17-2-3-6-7-10-9-4-3-9-4-14-5-6-1-11-1-16-1h-52zm-26-103h85c9 0 17 1 24 4 6 3 12 6 16 10 5 5 8 10 11 16 2 6 3 12 3 18 0 4 0 8-1 11s-2 7-4 11c-1 4-4 7-7 10-4 4-8 7-13 9 3 1 6 3 11 5 3 1 8 4 11 8 3 3 7 8 9 14 2 5 3 12 3 20s-1 15-4 21c-3 8-7 13-12 19-6 5-12 9-20 13-9 2-18 4-29 4h-83zm26-111h47c13 0 23-3 29-7 7-4 11-13 11-24 0-10-3-16-9-21-6-5-16-8-31-8h-47zm247 89c0-5-1-10-3-15-1-6-3-10-7-14-3-3-6-7-11-9s-11-4-18-4c-5 0-10 2-16 4-4 2-8 6-12 9s-6 8-8 14c-2 5-3 10-3 15zm101 38c-1 1-1 3-2 7-1 3-3 7-5 10s-4 7-7 11c-4 4-7 7-12 10-1 2-3 2-5 4-2 0-5 2-8 3s-6 1-10 2c-4 0-9 0-15 0-9 0-19-1-26-5-8-3-14-8-20-14-5-7-9-14-12-22s-5-18-5-29c0-10 2-21 5-30s6-18 12-25c5-7 12-12 21-17 9-3 19-6 30-6 10 0 19 3 26 6 8 4 14 10 19 17s9 16 12 26 3 21 3 33h-102c0 15 3 26 10 34 7 9 17 12 31 12 5 0 10 0 14-3 5-1 9-4 12-7s6-6 7-9 3-5 3-8zm54-122v-27h24v27zm0 166h-24v-140h24zm60-26h-24v-27h24zm0 213c0 4-1 7-1 11-1 4-2 8-4 12-2 4-6 7-11 10-5 2-12 3-20 3-4 0-7 0-10-1v-20h5c3 0 5 0 8 0 3 0 4-1 5-3s3-3 3-5 1-5 1-9v-158h24zm36-26v-27h23v27zm0 166h-23v-140h23zm150 140h-24v-87c0-12-2-21-6-27-4-6-12-10-23-10-4 0-7 1-12 3s-8 3-12 7-7 8-9 14c-3 6-5 14-5 23v77h-23v-140h23v19 0c1-1 2-4 5-6 2-3 5-6 9-8 4-3 7-5 12-7 5-2 10-3 16-3 5 0 11 1 17 3s11 3 16 7c5 3 8 8 12 15 3 6 4 14 4 25zm152 83c0 4 0 8-1 13 0 4-1 9-2 15-1 5-3 10-6 15-2 6-6 10-11 14-5 4-10 8-18 10-8 3-17 4-27 4-4 0-9-1-15-1s-12-3-17-6-10-7-14-13c-5-5-7-12-8-22h24c0 5 2 10 5 12 3 4 6 6 10 8 3 0 6 2 9 2 4 0 6 0 7 0 10 0 18-2 23-4 6-4 9-8 12-13 2-5 4-10 4-16s1-10 1-14v-8c-4 6-8 10-14 14-6 4-14 5-23 5-13 0-23-2-31-7-7-5-14-11-19-19-4-7-8-16-10-25-1-9-3-18-3-27 0-10 2-18 5-27 2-9 6-16 11-22s11-12 18-16 16-5 25-5c6 0 12 1 17 3 5 2 8 4 12 7 3 2 6 5 8 8s4 5 5 7v-20h23zm-99 69c0 8 1 15 2 22s4 12 7 17c3 4 8 9 12 11 5 3 11 4 17 4 4 0 7 0 13-2 4-1 7-4 12-7 3-4 7-9 9-15 3-6 4-13 4-23 0-5 0-12-1-18-1-8-2-14-5-20-2-6-6-12-12-15-5-4-11-7-20-7s-16 3-21 6-9 9-11 14c-3 6-5 11-5 17-1 7-1 12-1 16z">
            <text:p/>
          </draw:path>
          <draw:path draw:style-name="style0" draw:layer="backgroundobjects" svg:width="2.365cm" svg:height="2.094cm" svg:x="5.249cm" svg:y="3.176cm" svg:viewBox="0 0 2366 2095" svg:d="m2 1872c-17-102 75-198 175-212 156-40 52 227 8 97 35-82-96 25-13 65 62 19 122-92 173-9 71-16-1 128-61 56-80 44-194 60-275 14zm926 51c-9-93-2-181 1-275 17-64-82-55-121-65-85-15-169-15-257-13-92-17-173 47-229 85-91-7-192-138-57-168 76-36 154-36 233-51 137-12 278-28 418-32 104-7 208-8 308-10 90 1 176 4 263 14 93 2 192 13 284 25 121 5 249 21 358 79 108 84-65 139-125 164 14 80-30 187 47 249 61 97 198-48 94-102-68 9 40 115-66 95-62-35-62-168 29-175 73 6 182 49 207 129 34 63 94 190-32 212-89-36-199 6-270-82-58-8-128 12-162-58-111 65-189-59-280-100-69-47-177-105-143 23 28 56-37 144-43 38 0-87 25-188-96-197-88-51-199-60-298-94-54 39-2 172-21 246 8 35-10 167-42 63zm163 5c17-59-40-162 30-184 85-1 180 4 146 115 54 125-143 116-176 69zm-661-667c-132-57-82-205 40-234 73-31 155-42 225-60 70-3 140-18 208-26 117-8 230-13 350-11 87-5 181 5 271 14-93-47-203-44-304-61-56 8-147-22-117-44-51-80 3-181-21-271-50 15 21 178-101 136-94 10-210 40-244 137-28 35-98-51-130-72-90-80-9-189 82-220 115-41 246-74 329-166 29-22 68-52 79-90 3-14-2-22-6-38-7-28 27-53 39-69 35-44-44-143 7-176 62-41 101-16 107 26 7 45-25 137 0 163 20 21 34 51 27 64-22 39 31 82 72 117 120 102 282 127 411 210 65 61 51 174-35 213-73 21-135 110-71 165 109 5 214 52 315 93 94 48 52 174-31 213-71 33-113 47-55 119 126 72-70 26-120 15-158-41-310-114-475-112-52 3-89-25-37-61-93-11-185-41-277-68-137-23-288-13-408 62-39 30-34 114-99 53l-15-10zm717-420c-37-20 7 16 0 0zm30-4c-37-20 7 17 0 0zm76-1c32-77 7-174 11-258-16-82-41 86-17 116 11 50 1 132-35 149 14 3 28-2 41-7zm304 102c-19-32-18 19 0 0zm-532-394c-8-31-24 20 0 0zm254-4c61-40-57-6 0 0z">
            <text:p/>
          </draw:path>
        </draw:g>
      </draw:g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3T08:21:16.79</meta:creation-date>
    <meta:editing-duration>PT00H23M23S</meta:editing-duration>
    <meta:editing-cycles>6</meta:editing-cycles>
    <dc:date>2008-11-05T01:03:50.76</dc:date>
    <meta:generator>OpenOffice.org/3.0$Win32 OpenOffice.org_project/300m9$Build-9358</meta:generator>
    <meta:document-statistic meta:object-count="85"/>
  </office:meta>
</office:document-meta>
</file>